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35.8pt"/>
    </style:style>
    <style:style style:name="co3" style:family="table-column">
      <style:table-column-properties fo:break-before="auto" style:column-width="12.56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34.21pt"/>
    </style:style>
    <style:style style:name="co8" style:family="table-column">
      <style:table-column-properties fo:break-before="auto" style:column-width="14.06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48.84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  <style:map style:condition="cell-content()&gt;0" style:apply-style-name="Black1" style:base-cell-address="Sheet1.A25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9" table:default-cell-style-name="ce1"/>
        <table:table-column table:style-name="co11" table:number-columns-repeated="4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/>
          <table:table-cell office:value-type="string" calcext:value-type="string">
            <text:p>Пиша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Производств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Торг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Пиша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Производство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Торг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Пиша-</text:p>
          </table:table-cell>
          <table:table-cell office:value-type="string" calcext:value-type="string">
            <text:p>Производство-</text:p>
          </table:table-cell>
          <table:table-cell office:value-type="string" calcext:value-type="string">
            <text:p>Торг-</text:p>
          </table:table-cell>
          <table:table-cell office:value-type="string" calcext:value-type="string">
            <text:p>Шагов</text:p>
          </table:table-cell>
          <table:table-cell table:number-columns-repeated="4"/>
          <table:table-cell office:value-type="string" calcext:value-type="string">
            <text:p>Оборона</text:p>
          </table:table-cell>
          <table:table-cell/>
          <table:table-cell office:value-type="string" calcext:value-type="string">
            <text:p>Номер</text:p>
          </table:table-cell>
          <table:table-cell office:value-type="string" calcext:value-type="string">
            <text:p>Ряд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Арктика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.K2]&gt;[.B2];1;0)" office:value-type="float" office:value="0" calcext:value-type="float">
            <text:p>0</text:p>
          </table:table-cell>
          <table:table-cell table:formula="of:=IF([.N2]&gt;[.E2];1;0)" office:value-type="float" office:value="0" calcext:value-type="float">
            <text:p>0</text:p>
          </table:table-cell>
          <table:table-cell table:formula="of:=IF([.Q2]&gt;[.H2];1;0)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W2]&gt;0;1;0)" office:value-type="float" office:value="1" calcext:value-type="float">
            <text:p>1</text:p>
          </table:table-cell>
          <table:table-cell table:style-name="Default" table:formula="of:=IF([.W2]&gt;1;1;0)" office:value-type="float" office:value="1" calcext:value-type="float">
            <text:p>1</text:p>
          </table:table-cell>
          <table:table-cell table:style-name="Default" table:formula="of:=IF([.W2]&gt;2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AA2]*5"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AD2]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NCATENATE([.AG2]; &quot;.png&quot;)" office:value-type="string" office:string-value="7.png" calcext:value-type="string">
            <text:p>7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Тюлени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.K3]&gt;[.B3];1;0)" office:value-type="float" office:value="0" calcext:value-type="float">
            <text:p>0</text:p>
          </table:table-cell>
          <table:table-cell table:formula="of:=IF([.N3]&gt;[.E3];1;0)" office:value-type="float" office:value="0" calcext:value-type="float">
            <text:p>0</text:p>
          </table:table-cell>
          <table:table-cell table:formula="of:=IF([.Q3]&gt;[.H3];1;0)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W3]&gt;0;1;0)" office:value-type="float" office:value="1" calcext:value-type="float">
            <text:p>1</text:p>
          </table:table-cell>
          <table:table-cell table:style-name="Default" table:formula="of:=IF([.W3]&gt;1;1;0)" office:value-type="float" office:value="1" calcext:value-type="float">
            <text:p>1</text:p>
          </table:table-cell>
          <table:table-cell table:style-name="Default" table:formula="of:=IF([.W3]&gt;2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AA3]*5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3]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NCATENATE([.AG3]; &quot;.png&quot;)" office:value-type="string" office:string-value="7.png" calcext:value-type="string">
            <text:p>7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Пустиня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K4]&gt;[.B4];1;0)" office:value-type="float" office:value="1" calcext:value-type="float">
            <text:p>1</text:p>
          </table:table-cell>
          <table:table-cell table:formula="of:=IF([.N4]&gt;[.E4];1;0)" office:value-type="float" office:value="1" calcext:value-type="float">
            <text:p>1</text:p>
          </table:table-cell>
          <table:table-cell table:formula="of:=IF([.Q4]&gt;[.H4];1;0)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W4]&gt;0;1;0)" office:value-type="float" office:value="1" calcext:value-type="float">
            <text:p>1</text:p>
          </table:table-cell>
          <table:table-cell table:style-name="Default" table:formula="of:=IF([.W4]&gt;1;1;0)" office:value-type="float" office:value="0" calcext:value-type="float">
            <text:p>0</text:p>
          </table:table-cell>
          <table:table-cell table:style-name="Default" table:formula="of:=IF([.W4]&gt;2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AA4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4]+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[.AG4]; &quot;.png&quot;)" office:value-type="string" office:string-value="8.png" calcext:value-type="string">
            <text:p>8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Оазис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K5]&gt;[.B5];1;0)" office:value-type="float" office:value="1" calcext:value-type="float">
            <text:p>1</text:p>
          </table:table-cell>
          <table:table-cell table:formula="of:=IF([.N5]&gt;[.E5];1;0)" office:value-type="float" office:value="1" calcext:value-type="float">
            <text:p>1</text:p>
          </table:table-cell>
          <table:table-cell table:formula="of:=IF([.Q5]&gt;[.H5];1;0)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W5]&gt;0;1;0)" office:value-type="float" office:value="1" calcext:value-type="float">
            <text:p>1</text:p>
          </table:table-cell>
          <table:table-cell table:style-name="Default" table:formula="of:=IF([.W5]&gt;1;1;0)" office:value-type="float" office:value="0" calcext:value-type="float">
            <text:p>0</text:p>
          </table:table-cell>
          <table:table-cell table:style-name="Default" table:formula="of:=IF([.W5]&gt;2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AA5]*5"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AD5]+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[.AG5]; &quot;.png&quot;)" office:value-type="string" office:string-value="8.png" calcext:value-type="string">
            <text:p>8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Равнина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K6]&gt;[.B6];1;0)" office:value-type="float" office:value="1" calcext:value-type="float">
            <text:p>1</text:p>
          </table:table-cell>
          <table:table-cell table:formula="of:=IF([.N6]&gt;[.E6];1;0)" office:value-type="float" office:value="0" calcext:value-type="float">
            <text:p>0</text:p>
          </table:table-cell>
          <table:table-cell table:formula="of:=IF([.Q6]&gt;[.H6];1;0)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W6]&gt;0;1;0)" office:value-type="float" office:value="1" calcext:value-type="float">
            <text:p>1</text:p>
          </table:table-cell>
          <table:table-cell table:style-name="Default" table:formula="of:=IF([.W6]&gt;1;1;0)" office:value-type="float" office:value="0" calcext:value-type="float">
            <text:p>0</text:p>
          </table:table-cell>
          <table:table-cell table:style-name="Default" table:formula="of:=IF([.W6]&gt;2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AA6]*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6]+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NCATENATE([.AG6]; &quot;.png&quot;)" office:value-type="string" office:string-value="5.png" calcext:value-type="string">
            <text:p>5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Лошади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K7]&gt;[.B7];1;0)" office:value-type="float" office:value="1" calcext:value-type="float">
            <text:p>1</text:p>
          </table:table-cell>
          <table:table-cell table:formula="of:=IF([.N7]&gt;[.E7];1;0)" office:value-type="float" office:value="0" calcext:value-type="float">
            <text:p>0</text:p>
          </table:table-cell>
          <table:table-cell table:formula="of:=IF([.Q7]&gt;[.H7];1;0)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W7]&gt;0;1;0)" office:value-type="float" office:value="1" calcext:value-type="float">
            <text:p>1</text:p>
          </table:table-cell>
          <table:table-cell table:style-name="Default" table:formula="of:=IF([.W7]&gt;1;1;0)" office:value-type="float" office:value="0" calcext:value-type="float">
            <text:p>0</text:p>
          </table:table-cell>
          <table:table-cell table:style-name="Default" table:formula="of:=IF([.W7]&gt;2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AA7]*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D7]+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NCATENATE([.AG7]; &quot;.png&quot;)" office:value-type="string" office:string-value="5.png" calcext:value-type="string">
            <text:p>5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Река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K8]&gt;[.B8];1;0)" office:value-type="float" office:value="1" calcext:value-type="float">
            <text:p>1</text:p>
          </table:table-cell>
          <table:table-cell table:formula="of:=IF([.N8]&gt;[.E8];1;0)" office:value-type="float" office:value="0" calcext:value-type="float">
            <text:p>0</text:p>
          </table:table-cell>
          <table:table-cell table:formula="of:=IF([.Q8]&gt;[.H8]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W8]&gt;0;1;0)" office:value-type="float" office:value="1" calcext:value-type="float">
            <text:p>1</text:p>
          </table:table-cell>
          <table:table-cell table:style-name="Default" table:formula="of:=IF([.W8]&gt;1;1;0)" office:value-type="float" office:value="0" calcext:value-type="float">
            <text:p>0</text:p>
          </table:table-cell>
          <table:table-cell table:style-name="Default" table:formula="of:=IF([.W8]&gt;2;1;0)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formula="of:=[.AA8]*5" office:value-type="float" office:value="7.5" calcext:value-type="float">
            <text:p>7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8]+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[.AG8]; &quot;.png&quot;)" office:value-type="string" office:string-value="9.png" calcext:value-type="string">
            <text:p>9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Океан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.K9]&gt;[.B9];1;0)" office:value-type="float" office:value="0" calcext:value-type="float">
            <text:p>0</text:p>
          </table:table-cell>
          <table:table-cell table:formula="of:=IF([.N9]&gt;[.E9];1;0)" office:value-type="float" office:value="0" calcext:value-type="float">
            <text:p>0</text:p>
          </table:table-cell>
          <table:table-cell table:formula="of:=IF([.Q9]&gt;[.H9]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W9]&gt;0;1;0)" office:value-type="float" office:value="1" calcext:value-type="float">
            <text:p>1</text:p>
          </table:table-cell>
          <table:table-cell table:style-name="Default" table:formula="of:=IF([.W9]&gt;1;1;0)" office:value-type="float" office:value="0" calcext:value-type="float">
            <text:p>0</text:p>
          </table:table-cell>
          <table:table-cell table:style-name="Default" table:formula="of:=IF([.W9]&gt;2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AA9]*5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D9]+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NCATENATE([.AG9]; &quot;.png&quot;)" office:value-type="string" office:string-value="6.png" calcext:value-type="string">
            <text:p>6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Риб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.K10]&gt;[.B10];1;0)" office:value-type="float" office:value="0" calcext:value-type="float">
            <text:p>0</text:p>
          </table:table-cell>
          <table:table-cell table:formula="of:=IF([.N10]&gt;[.E10];1;0)" office:value-type="float" office:value="0" calcext:value-type="float">
            <text:p>0</text:p>
          </table:table-cell>
          <table:table-cell table:formula="of:=IF([.Q10]&gt;[.H10]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W10]&gt;0;1;0)" office:value-type="float" office:value="1" calcext:value-type="float">
            <text:p>1</text:p>
          </table:table-cell>
          <table:table-cell table:style-name="Default" table:formula="of:=IF([.W10]&gt;1;1;0)" office:value-type="float" office:value="0" calcext:value-type="float">
            <text:p>0</text:p>
          </table:table-cell>
          <table:table-cell table:style-name="Default" table:formula="of:=IF([.W10]&gt;2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AA10]*5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D10]+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NCATENATE([.AG10]; &quot;.png&quot;)" office:value-type="string" office:string-value="6.png" calcext:value-type="string">
            <text:p>6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Луга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K11]&gt;[.B11];1;0)" office:value-type="float" office:value="1" calcext:value-type="float">
            <text:p>1</text:p>
          </table:table-cell>
          <table:table-cell table:formula="of:=IF([.N11]&gt;[.E11];1;0)" office:value-type="float" office:value="0" calcext:value-type="float">
            <text:p>0</text:p>
          </table:table-cell>
          <table:table-cell table:formula="of:=IF([.Q11]&gt;[.H11];1;0)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W11]&gt;0;1;0)" office:value-type="float" office:value="1" calcext:value-type="float">
            <text:p>1</text:p>
          </table:table-cell>
          <table:table-cell table:style-name="Default" table:formula="of:=IF([.W11]&gt;1;1;0)" office:value-type="float" office:value="0" calcext:value-type="float">
            <text:p>0</text:p>
          </table:table-cell>
          <table:table-cell table:style-name="Default" table:formula="of:=IF([.W11]&gt;2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AA11]*5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D11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NCATENATE([.AG11]; &quot;.png&quot;)" office:value-type="string" office:string-value="1.png" calcext:value-type="string">
            <text:p>1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Ліса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K12]&gt;[.B12];1;0)" office:value-type="float" office:value="0" calcext:value-type="float">
            <text:p>0</text:p>
          </table:table-cell>
          <table:table-cell table:formula="of:=IF([.N12]&gt;[.E12];1;0)" office:value-type="float" office:value="0" calcext:value-type="float">
            <text:p>0</text:p>
          </table:table-cell>
          <table:table-cell table:formula="of:=IF([.Q12]&gt;[.H12];1;0)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W12]&gt;0;1;0)" office:value-type="float" office:value="1" calcext:value-type="float">
            <text:p>1</text:p>
          </table:table-cell>
          <table:table-cell table:style-name="Default" table:formula="of:=IF([.W12]&gt;1;1;0)" office:value-type="float" office:value="1" calcext:value-type="float">
            <text:p>1</text:p>
          </table:table-cell>
          <table:table-cell table:style-name="Default" table:formula="of:=IF([.W12]&gt;2;1;0)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formula="of:=[.AA12]*5" office:value-type="float" office:value="7.5" calcext:value-type="float">
            <text:p>7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D12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ONCATENATE([.AG12]; &quot;.png&quot;)" office:value-type="string" office:string-value="2.png" calcext:value-type="string">
            <text:p>2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Игр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.K13]&gt;[.B13];1;0)" office:value-type="float" office:value="0" calcext:value-type="float">
            <text:p>0</text:p>
          </table:table-cell>
          <table:table-cell table:formula="of:=IF([.N13]&gt;[.E13];1;0)" office:value-type="float" office:value="0" calcext:value-type="float">
            <text:p>0</text:p>
          </table:table-cell>
          <table:table-cell table:formula="of:=IF([.Q13]&gt;[.H13];1;0)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W13]&gt;0;1;0)" office:value-type="float" office:value="1" calcext:value-type="float">
            <text:p>1</text:p>
          </table:table-cell>
          <table:table-cell table:style-name="Default" table:formula="of:=IF([.W13]&gt;1;1;0)" office:value-type="float" office:value="1" calcext:value-type="float">
            <text:p>1</text:p>
          </table:table-cell>
          <table:table-cell table:style-name="Default" table:formula="of:=IF([.W13]&gt;2;1;0)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formula="of:=[.AA13]*5" office:value-type="float" office:value="7.5" calcext:value-type="float">
            <text:p>7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D13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ONCATENATE([.AG13]; &quot;.png&quot;)" office:value-type="string" office:string-value="2.png" calcext:value-type="string">
            <text:p>2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Джунглі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.K14]&gt;[.B14];1;0)" office:value-type="float" office:value="0" calcext:value-type="float">
            <text:p>0</text:p>
          </table:table-cell>
          <table:table-cell table:formula="of:=IF([.N14]&gt;[.E14];1;0)" office:value-type="float" office:value="0" calcext:value-type="float">
            <text:p>0</text:p>
          </table:table-cell>
          <table:table-cell table:formula="of:=IF([.Q14]&gt;[.H14];1;0)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W14]&gt;0;1;0)" office:value-type="float" office:value="1" calcext:value-type="float">
            <text:p>1</text:p>
          </table:table-cell>
          <table:table-cell table:style-name="Default" table:formula="of:=IF([.W14]&gt;1;1;0)" office:value-type="float" office:value="1" calcext:value-type="float">
            <text:p>1</text:p>
          </table:table-cell>
          <table:table-cell table:style-name="Default" table:formula="of:=IF([.W14]&gt;2;1;0)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formula="of:=[.AA14]*5" office:value-type="float" office:value="7.5" calcext:value-type="float">
            <text:p>7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D14]+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G14]; &quot;.png&quot;)" office:value-type="string" office:string-value="4.png" calcext:value-type="string">
            <text:p>4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Алмаз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.K15]&gt;[.B15];1;0)" office:value-type="float" office:value="0" calcext:value-type="float">
            <text:p>0</text:p>
          </table:table-cell>
          <table:table-cell table:formula="of:=IF([.N15]&gt;[.E15];1;0)" office:value-type="float" office:value="0" calcext:value-type="float">
            <text:p>0</text:p>
          </table:table-cell>
          <table:table-cell table:formula="of:=IF([.Q15]&gt;[.H15];1;0)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W15]&gt;0;1;0)" office:value-type="float" office:value="1" calcext:value-type="float">
            <text:p>1</text:p>
          </table:table-cell>
          <table:table-cell table:style-name="Default" table:formula="of:=IF([.W15]&gt;1;1;0)" office:value-type="float" office:value="1" calcext:value-type="float">
            <text:p>1</text:p>
          </table:table-cell>
          <table:table-cell table:style-name="Default" table:formula="of:=IF([.W15]&gt;2;1;0)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formula="of:=[.AA15]*5" office:value-type="float" office:value="7.5" calcext:value-type="float">
            <text:p>7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D15]+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G15]; &quot;.png&quot;)" office:value-type="string" office:string-value="4.png" calcext:value-type="string">
            <text:p>4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Тундра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.K16]&gt;[.B16];1;0)" office:value-type="float" office:value="0" calcext:value-type="float">
            <text:p>0</text:p>
          </table:table-cell>
          <table:table-cell table:formula="of:=IF([.N16]&gt;[.E16];1;0)" office:value-type="float" office:value="0" calcext:value-type="float">
            <text:p>0</text:p>
          </table:table-cell>
          <table:table-cell table:formula="of:=IF([.Q16]&gt;[.H16]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W16]&gt;0;1;0)" office:value-type="float" office:value="1" calcext:value-type="float">
            <text:p>1</text:p>
          </table:table-cell>
          <table:table-cell table:style-name="Default" table:formula="of:=IF([.W16]&gt;1;1;0)" office:value-type="float" office:value="0" calcext:value-type="float">
            <text:p>0</text:p>
          </table:table-cell>
          <table:table-cell table:style-name="Default" table:formula="of:=IF([.W16]&gt;2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AA16]*5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AD16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NCATENATE([.AG16]; &quot;.png&quot;)" office:value-type="string" office:string-value="3.png" calcext:value-type="string">
            <text:p>3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Игр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.K17]&gt;[.B17];1;0)" office:value-type="float" office:value="0" calcext:value-type="float">
            <text:p>0</text:p>
          </table:table-cell>
          <table:table-cell table:formula="of:=IF([.N17]&gt;[.E17];1;0)" office:value-type="float" office:value="0" calcext:value-type="float">
            <text:p>0</text:p>
          </table:table-cell>
          <table:table-cell table:formula="of:=IF([.Q17]&gt;[.H17]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W17]&gt;0;1;0)" office:value-type="float" office:value="1" calcext:value-type="float">
            <text:p>1</text:p>
          </table:table-cell>
          <table:table-cell table:style-name="Default" table:formula="of:=IF([.W17]&gt;1;1;0)" office:value-type="float" office:value="0" calcext:value-type="float">
            <text:p>0</text:p>
          </table:table-cell>
          <table:table-cell table:style-name="Default" table:formula="of:=IF([.W17]&gt;2;1;0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AA17]*5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AD17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NCATENATE([.AG17]; &quot;.png&quot;)" office:value-type="string" office:string-value="3.png" calcext:value-type="string">
            <text:p>3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Гори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K18]&gt;[.B18];1;0)" office:value-type="float" office:value="0" calcext:value-type="float">
            <text:p>0</text:p>
          </table:table-cell>
          <table:table-cell table:formula="of:=IF([.N18]&gt;[.E18];1;0)" office:value-type="float" office:value="1" calcext:value-type="float">
            <text:p>1</text:p>
          </table:table-cell>
          <table:table-cell table:formula="of:=IF([.Q18]&gt;[.H18];1;0)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IF([.W18]&gt;0;1;0)" office:value-type="float" office:value="1" calcext:value-type="float">
            <text:p>1</text:p>
          </table:table-cell>
          <table:table-cell table:style-name="Default" table:formula="of:=IF([.W18]&gt;1;1;0)" office:value-type="float" office:value="1" calcext:value-type="float">
            <text:p>1</text:p>
          </table:table-cell>
          <table:table-cell table:style-name="Default" table:formula="of:=IF([.W18]&gt;2;1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[.AA18]*5"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AD18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CONCATENATE([.AG18]; &quot;.png&quot;)" office:value-type="string" office:string-value="10.png" calcext:value-type="string">
            <text:p>10.p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Золот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K19]&gt;[.B19];1;0)" office:value-type="float" office:value="0" calcext:value-type="float">
            <text:p>0</text:p>
          </table:table-cell>
          <table:table-cell table:formula="of:=IF([.N19]&gt;[.E19];1;0)" office:value-type="float" office:value="1" calcext:value-type="float">
            <text:p>1</text:p>
          </table:table-cell>
          <table:table-cell table:formula="of:=IF([.Q19]&gt;[.H19];1;0)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IF([.W19]&gt;0;1;0)" office:value-type="float" office:value="1" calcext:value-type="float">
            <text:p>1</text:p>
          </table:table-cell>
          <table:table-cell table:style-name="Default" table:formula="of:=IF([.W19]&gt;1;1;0)" office:value-type="float" office:value="1" calcext:value-type="float">
            <text:p>1</text:p>
          </table:table-cell>
          <table:table-cell table:style-name="Default" table:formula="of:=IF([.W19]&gt;2;1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[.AA19]*5"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D19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CONCATENATE([.AG19]; &quot;.png&quot;)" office:value-type="string" office:string-value="10.png" calcext:value-type="string">
            <text:p>10.png</text:p>
          </table:table-cell>
          <table:table-cell table:number-columns-repeated="990"/>
        </table:table-row>
        <table:table-row table:style-name="ro1">
          <table:table-cell table:style-name="ce1"/>
          <table:table-cell table:number-columns-repeated="9"/>
          <table:table-cell table:style-name="Default" table:number-columns-repeated="3"/>
          <table:table-cell table:number-columns-repeated="9"/>
          <table:table-cell table:style-name="Default" table:number-columns-repeated="5"/>
          <table:table-cell table:number-columns-repeated="6"/>
          <table:table-cell table:style-name="ce1" table:number-columns-repeated="991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9"/>
          <table:table-cell table:style-name="Default" table:number-columns-repeated="5"/>
          <table:table-cell table:number-columns-repeated="99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25:Sheet1.A25">
            <calcext:condition calcext:apply-style-name="Black1" calcext:value="&gt;0" calcext:base-cell-address="Sheet1.A25"/>
          </calcext:conditional-format>
        </calcext:conditional-formats>
      </table:table>
      <table:named-expressions>
        <table:named-range table:name="defence" table:base-cell-address="$Sheet1.$X$2" table:cell-range-address="$Sheet1.$AB$2:.$AB$19"/>
        <table:named-range table:name="food" table:base-cell-address="$Sheet1.$B$2" table:cell-range-address="$Sheet1.$B$2:.$B$19"/>
        <table:named-range table:name="food_adv" table:base-cell-address="$Sheet1.$K$2" table:cell-range-address="$Sheet1.$K$2:.$K$19"/>
        <table:named-range table:name="food_adv_state_minus" table:base-cell-address="$Sheet1.$M$2" table:cell-range-address="$Sheet1.$M$2:.$M$19"/>
        <table:named-range table:name="food_adv_state_plus" table:base-cell-address="$Sheet1.$L$2" table:cell-range-address="$Sheet1.$L$2:.$L$19"/>
        <table:named-range table:name="food_delta" table:base-cell-address="$Sheet1.$T$2" table:cell-range-address="$Sheet1.$T$2:.$T$19"/>
        <table:named-range table:name="food_state_minus" table:base-cell-address="$Sheet1.$D$2" table:cell-range-address="$Sheet1.$D$2:.$D$19"/>
        <table:named-range table:name="food_state_plus" table:base-cell-address="$Sheet1.$C$2" table:cell-range-address="$Sheet1.$C$2:.$C$19"/>
        <table:named-range table:name="image" table:base-cell-address="$Sheet1.$AB$2" table:cell-range-address="$Sheet1.$AH$2:.$AH$19"/>
        <table:named-range table:name="name" table:base-cell-address="$Sheet1.$A$2" table:cell-range-address="$Sheet1.$A$2:.$A$19"/>
        <table:named-range table:name="number" table:base-cell-address="$Sheet1.$W$2" table:cell-range-address="$Sheet1.$AD$2:.$AD$19"/>
        <table:named-range table:name="product" table:base-cell-address="$Sheet1.$E$2" table:cell-range-address="$Sheet1.$E$2:.$E$19"/>
        <table:named-range table:name="product_adv" table:base-cell-address="$Sheet1.$N$2" table:cell-range-address="$Sheet1.$N$2:.$N$19"/>
        <table:named-range table:name="product_adv_state_minus" table:base-cell-address="$Sheet1.$P$2" table:cell-range-address="$Sheet1.$P$2:.$P$19"/>
        <table:named-range table:name="product_adv_state_plus" table:base-cell-address="$Sheet1.$O$2" table:cell-range-address="$Sheet1.$O$2:.$O$19"/>
        <table:named-range table:name="product_delta" table:base-cell-address="$Sheet1.$U$2" table:cell-range-address="$Sheet1.$U$2:.$U$19"/>
        <table:named-range table:name="product_state_minus" table:base-cell-address="$Sheet1.$G$2" table:cell-range-address="$Sheet1.$G$2:.$G$19"/>
        <table:named-range table:name="product_state_plus" table:base-cell-address="$Sheet1.$F$2" table:cell-range-address="$Sheet1.$F$2:.$F$19"/>
        <table:named-range table:name="row" table:base-cell-address="$Sheet1.$X$2" table:cell-range-address="$Sheet1.$AE$2:.$AE$19"/>
        <table:named-range table:name="step" table:base-cell-address="$Sheet1.$W$2" table:cell-range-address="$Sheet1.$W$2:.$W$19"/>
        <table:named-range table:name="step_one" table:base-cell-address="$Sheet1.$X$2" table:cell-range-address="$Sheet1.$X$2:.$X$19"/>
        <table:named-range table:name="step_three" table:base-cell-address="$Sheet1.$Z$2" table:cell-range-address="$Sheet1.$Z$2:.$Z$19"/>
        <table:named-range table:name="step_two" table:base-cell-address="$Sheet1.$Y$2" table:cell-range-address="$Sheet1.$Y$2:.$Y$19"/>
        <table:named-range table:name="trade" table:base-cell-address="$Sheet1.$H$2" table:cell-range-address="$Sheet1.$H$2:.$H$19"/>
        <table:named-range table:name="trade_adv" table:base-cell-address="$Sheet1.$Q$2" table:cell-range-address="$Sheet1.$Q$2:.$Q$19"/>
        <table:named-range table:name="trade_adv_state_minus" table:base-cell-address="$Sheet1.$S$2" table:cell-range-address="$Sheet1.$S$2:.$S$19"/>
        <table:named-range table:name="trade_adv_state_plus" table:base-cell-address="$Sheet1.$R$2" table:cell-range-address="$Sheet1.$R$2:.$R$19"/>
        <table:named-range table:name="trade_delta" table:base-cell-address="$Sheet1.$V$2" table:cell-range-address="$Sheet1.$V$2:.$V$19"/>
        <table:named-range table:name="trade_state_minus" table:base-cell-address="$Sheet1.$J$2" table:cell-range-address="$Sheet1.$J$2:.$J$19"/>
        <table:named-range table:name="trade_state_plus" table:base-cell-address="$Sheet1.$I$2" table:cell-range-address="$Sheet1.$I$2:.$I$19"/>
      </table:named-expressions>
      <table:database-ranges>
        <table:database-range table:name="__Anonymous_Sheet_DB__0" table:target-range-address="Sheet1.AD1:Sheet1.A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" style:family="table-cell" style:parent-style-name="Default">
      <style:table-cell-properties fo:background-color="#000000"/>
    </style:style>
    <style:style style:name="Blfck" style:family="table-cell" style:parent-style-name="Default">
      <style:text-properties fo:color="#000000"/>
    </style:style>
    <style:style style:name="Black1" style:family="table-cell" style:parent-style-name="Default">
      <style:table-cell-properties fo:background-color="#000000"/>
      <style:text-properties fo:color="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9:11:08.819100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1:28:52.692176169</meta:creation-date>
    <dc:date>2016-01-25T19:12:42.055197480</dc:date>
    <meta:editing-duration>PT4H11M7S</meta:editing-duration>
    <meta:editing-cycles>41</meta:editing-cycles>
    <meta:generator>LibreOffice/5.0.2.2$Linux_x86 LibreOffice_project/00m0$Build-2</meta:generator>
    <meta:document-statistic meta:table-count="1" meta:cell-count="620" meta:object-count="0"/>
  </office:meta>
</office:document-meta>
</file>